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235" officeooo:paragraph-rsid="00108235"/>
    </style:style>
    <style:style style:name="P2" style:family="paragraph" style:parent-style-name="Standard">
      <style:text-properties officeooo:rsid="00108235" officeooo:paragraph-rsid="0010b883"/>
    </style:style>
    <style:style style:name="P3" style:family="paragraph" style:parent-style-name="Standard">
      <style:text-properties officeooo:paragraph-rsid="00108235"/>
    </style:style>
    <style:style style:name="P4" style:family="paragraph" style:parent-style-name="Standard" style:list-style-name="L1">
      <style:text-properties officeooo:rsid="00108235" officeooo:paragraph-rsid="00108235"/>
    </style:style>
    <style:style style:name="P5" style:family="paragraph" style:parent-style-name="Standard" style:list-style-name="L1">
      <style:text-properties officeooo:rsid="00108235" officeooo:paragraph-rsid="0010b883"/>
    </style:style>
    <style:style style:name="P6" style:family="paragraph" style:parent-style-name="Standard">
      <style:text-properties officeooo:rsid="00108235" officeooo:paragraph-rsid="0010b883"/>
    </style:style>
    <style:style style:name="P7" style:family="paragraph" style:parent-style-name="Standard">
      <style:text-properties officeooo:rsid="00108235" officeooo:paragraph-rsid="0011cd52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color="#ce181e" fo:font-size="20pt" officeooo:rsid="0010b883" style:font-size-asian="20pt" style:font-size-complex="20pt"/>
    </style:style>
    <style:style style:name="T3" style:family="text">
      <style:text-properties fo:color="#ce181e" fo:font-size="20pt" officeooo:rsid="0011cd52" style:font-size-asian="20pt" style:font-size-complex="20pt"/>
    </style:style>
    <style:style style:name="T4" style:family="text">
      <style:text-properties officeooo:rsid="0010b883"/>
    </style:style>
    <style:style style:name="T5" style:family="text">
      <style:text-properties officeooo:rsid="0011cd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ple_reduc_₁.csv </text:span>:</text:p>
      <text:list xml:id="list3234706903" text:style-name="L1">
        <text:list-item>
          <text:p text:style-name="P4">samples reduced by 0.2</text:p>
        </text:list-item>
        <text:list-item>
          <text:p text:style-name="P4">days : 30-1 ,pair : weekday / <text:s/>impair : weekend <text:s/>/ 1:christmas eve</text:p>
        </text:list-item>
      </text:list>
      <text:p text:style-name="P1"/>
      <text:p text:style-name="P1"/>
      <text:p text:style-name="P3"/>
      <text:p text:style-name="P2"><text:span text:style-name="T1">sample_reduc_</text:span><text:span text:style-name="T2">2</text:span><text:span text:style-name="T1">.csv </text:span>:</text:p>
      <text:list xml:id="list171413254595333" text:continue-numbering="true" text:style-name="L1">
        <text:list-item>
          <text:p text:style-name="P5">samples reduced by 0.<text:span text:style-name="T4">5</text:span></text:p>
        </text:list-item>
        <text:list-item>
          <text:p text:style-name="P5">days : 30-1 ,pair : weekday / <text:s/>impair : weekend <text:s/>/ 1:christmas eve</text:p>
        </text:list-item>
      </text:list>
      <text:p text:style-name="P2"/>
      <text:p text:style-name="P7"><text:span text:style-name="T1">sample_reduc_</text:span><text:span text:style-name="T2">2</text:span><text:span text:style-name="T3">_d</text:span><text:span text:style-name="T1">.csv </text:span>:</text:p>
      <text:p text:style-name="P7"><text:tab/><text:span text:style-name="T5">with column ‘difficulty’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0:04:44.049491844</meta:creation-date>
    <meta:generator>LibreOffice/6.0.7.3$Linux_X86_64 LibreOffice_project/00m0$Build-3</meta:generator>
    <dc:date>2019-12-16T17:14:11.827800557</dc:date>
    <meta:editing-duration>PT3M4S</meta:editing-duration>
    <meta:editing-cycles>4</meta:editing-cycles>
    <meta:document-statistic meta:table-count="0" meta:image-count="0" meta:object-count="0" meta:page-count="1" meta:paragraph-count="8" meta:word-count="49" meta:character-count="267" meta:non-whitespace-character-count="227"/>
  </office:meta>
</office:document-meta>
</file>